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3" style:family="presentation" style:parent-style-name="Blue_5f_Curve1_5f_-title">
      <style:graphic-properties fo:min-height="1.328cm" loext:decorative="false"/>
      <style:paragraph-properties style:writing-mode="lr-tb"/>
    </style:style>
    <style:style style:name="pr4" style:family="presentation" style:parent-style-name="Blue_5f_Curve1_5f_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Preuve 4.2 – Travailler en mode projet – Partie Stag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_5f_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Planification structurée des activités</text:p>
          </draw:text-box>
        </draw:frame>
        <draw:frame draw:style-name="gr2" draw:text-style-name="P2" draw:layer="layout" svg:width="20cm" svg:height="10cm" svg:x="4.5cm" svg:y="3cm">
          <draw:text-box>
            <text:p>Chaque semaine, avec mon maître de stage, deux réunions étaient organisées :</text:p>
            <text:p>- Début de semaine : définition des missions et des objectifs hebdomadaires</text:p>
            <text:p>- Fin de semaine : point d’avancement sur les tâches réalisées</text:p>
            <text:p/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 draw:auto-grow-height="tru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5T16:57:53.981819402</meta:creation-date>
    <dc:description>This work is licensed under a Creative Commons 0 License.
It makes use of the works of kka_libo_design@ashisuto.co.jp.</dc:description>
    <meta:generator>LibreOffice/25.2.3.2$Linux_X86_64 LibreOffice_project/520$Build-2</meta:generator>
    <dc:title>Blue Curve</dc:title>
    <meta:editing-duration>PT5H11M52S</meta:editing-duration>
    <meta:editing-cycles>109</meta:editing-cycles>
    <dc:date>2025-05-06T07:42:55.061626946</dc:date>
    <meta:document-statistic meta:object-count="55"/>
  </office:meta>
</office:document-meta>
</file>